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YS Text" svg:font-family="'YS Text', Arial, Helvetica, 'Arial Unicode MS'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="0cm" fo:border="none"/>
    </style:style>
    <style:style style:name="P4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orphans="2" fo:widows="2" fo:background-color="#eeeee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44444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4"><text:span text:style-name="Source_20_Text"><text:span text:style-name="T4"><text:s text:c="2"/></text:span></text:span><text:span text:style-name="Source_20_Text"><text:span text:style-name="T3">cd dpdk</text:span></text:span></text:p>
      <text:p text:style-name="P5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4"><text:span text:style-name="Source_20_Text"><text:span text:style-name="T4"><text:s text:c="2"/></text:span></text:span><text:span text:style-name="Source_20_Text"><text:span text:style-name="T3">ninja -C build</text:span></text:span></text:p>
      <text:p text:style-name="P5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5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4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4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5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4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4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4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4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4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4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4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4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4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4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4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4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4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4"/>
      <text:p text:style-name="P4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4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4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4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YS Text" svg:font-family="'YS Text', Arial, Helvetica, 'Arial Unicode MS'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1T18:41:27.010118361</dc:date>
    <meta:editing-duration>PT3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248" meta:character-count="2636" meta:non-whitespace-character-count="2165"/>
  </office:meta>
</office:document-meta>
</file>